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1f6eed" officeooo:paragraph-rsid="001f6eed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normal" officeooo:rsid="00200eab" officeooo:paragraph-rsid="001f6eed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ing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59:23.772000000</meta:creation-date>
    <dc:date>2014-12-10T01:49:47.252000000</dc:date>
    <meta:editing-duration>PT1H44M34S</meta:editing-duration>
    <meta:editing-cycles>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